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table:number-columns-repeated="5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247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number-columns-repeated="2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number-columns-repeated="243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 table:number-rows-repeated="3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